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background-color="#99cc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99cc66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color="#009900"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6699cc"/>
    </style:style>
    <style:style style:name="P4" style:family="paragraph" style:parent-style-name="Table_20_Heading">
      <style:text-properties fo:color="#ffffff"/>
    </style:style>
    <style:style style:name="P5" style:family="paragraph" style:parent-style-name="Table_20_Heading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color="#0099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9999ff"/>
    </style:style>
    <style:style style:name="T4" style:family="text">
      <style:text-properties fo:color="#333333"/>
    </style:style>
    <style:style style:name="T5" style:family="text">
      <style:text-properties fo:color="#333333" fo:font-weight="bold" style:font-weight-asian="bold" style:font-weight-complex="bold"/>
    </style:style>
    <style:style style:name="T6" style:family="text">
      <style:text-properties fo:color="#00cc33"/>
    </style:style>
    <style:style style:name="T7" style:family="text">
      <style:text-properties fo:color="#00cc33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6600ff"/>
    </style:style>
    <style:style style:name="T10" style:family="text">
      <style:text-properties fo:color="#000000"/>
    </style:style>
    <style:style style:name="T11" style:family="text">
      <style:text-properties fo:color="#800000"/>
    </style:style>
    <style:style style:name="T12" style:family="text">
      <style:text-properties fo:color="#3333ff"/>
    </style:style>
    <style:style style:name="T13" style:family="text">
      <style:text-properties fo:color="#1c1c1c"/>
    </style:style>
    <style:style style:name="T14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 <text:s text:c="19"/><text:span text:style-name="T6"><text:s/></text:span><text:span text:style-name="T6">Resume</text:span></text:p>
      <text:p text:style-name="Standard"><text:s text:c="36"/><text:span text:style-name="T8"><text:s/></text:span><text:span text:style-name="T7">Java Developer (Total Experience-4.9years)</text:span></text:p>
      <text:p text:style-name="Standard"/>
      <text:p text:style-name="Standard"><text:span text:style-name="T12">Name : </text:span>KOUSIK DOLUI</text:p>
      <text:p text:style-name="Standard"><text:span text:style-name="T12">Address :</text:span><text:span text:style-name="T3"> </text:span>VILL- AMCHATA, P.O- KULTIKARI, P.S- SHYAMPUR</text:p>
      <text:p text:style-name="Standard"><text:span text:style-name="T12">District: </text:span>HOWRAH</text:p>
      <text:p text:style-name="Standard"><text:span text:style-name="T12">State: </text:span>WEST BENGAL</text:p>
      <text:p text:style-name="Standard"><text:span text:style-name="T12">PIN:</text:span><text:span text:style-name="T3"> </text:span>711312.</text:p>
      <text:p text:style-name="Standard"><text:span text:style-name="T12">Date of Birth: </text:span>16/07/1992</text:p>
      <text:p text:style-name="Standard"><text:span text:style-name="T12">Mobile No:0</text:span>9732990986 <text:span text:style-name="T12">Alternate No:</text:span><text:span text:style-name="T13">06372561628</text:span></text:p>
      <text:p text:style-name="Standard"><text:span text:style-name="T12">E-mail:</text:span><text:span text:style-name="T3"> </text:span><text:a xlink:type="simple" xlink:href="mailto:kd.kousik92@gmail.com" text:style-name="Internet_20_link" text:visited-style-name="Visited_20_Internet_20_Link">kd.kousik92@gmail.com</text:a></text:p>
      <text:p text:style-name="Standard"/>
      <text:p text:style-name="P1">Objective:</text:p>
      <text:p text:style-name="Standard">Having 4.9+ years of Experience of programming in Java based Applications.</text:p>
      <text:p text:style-name="Standard"/>
      <text:p text:style-name="P1">Computer Proficiency:</text:p>
      <text:p text:style-name="Standard"><text:span text:style-name="T14">Technologies:</text:span><text:span text:style-name="T3"> </text:span>JAVA/J2EE, Spring Rest,SpringBoot,Spring microservice,JUnit,EJB,JSF.JBoss Seam</text:p>
      <text:p text:style-name="Standard"><text:span text:style-name="T14">ORM: </text:span>Hibernate,iBATIS</text:p>
      <text:p text:style-name="Standard"><text:span text:style-name="T14">WebService :</text:span><text:span text:style-name="T3"> </text:span>Rest ,Soap</text:p>
      <text:p text:style-name="Standard"><text:span text:style-name="T14">UI:</text:span><text:span text:style-name="T3"> </text:span>JavaScript ,HTML,CSS</text:p>
      <text:p text:style-name="Standard"><text:span text:style-name="T14">RDBMS : </text:span>Mysql, PostgresSql,DB2</text:p>
      <text:p text:style-name="P3"><text:span text:style-name="T14">Build Tool:</text:span><text:span text:style-name="T4">Maven,Gradle</text:span></text:p>
      <text:p text:style-name="Standard"><text:span text:style-name="T14">Operating System: </text:span>Linux, Windows (XP, 7,8,10)</text:p>
      <text:p text:style-name="Standard"><text:span text:style-name="T14">Server: </text:span>Jboss , Apache Tomcat ,Web Sphere</text:p>
      <text:p text:style-name="Standard"/>
      <text:p text:style-name="Standard"><text:span text:style-name="T1">Present company (From-Nov'17): </text:span><text:span text:style-name="T5">Infosys ltd.</text:span></text:p>
      <text:p text:style-name="P2"><text:span text:style-name="T14">1.Project Title: </text:span><text:span text:style-name="T4">Insurance</text:span><text:span text:style-name="T3"><text:line-break/></text:span><text:span text:style-name="T14">Technologies Used : </text:span><text:span text:style-name="T4">Java,SpringBoot,Spring Rest,Spring Batch</text:span></text:p>
      <text:p text:style-name="Standard"/>
      <text:p text:style-name="Standard"><text:span text:style-name="T1">Former company (Duration-Nov'16-Nov'17):</text:span><text:span text:style-name="T2"> Hewlett Packard Enterprises</text:span> (Payroll of VW Technologies LLP)</text:p>
      <text:p text:style-name="P6"><text:span text:style-name="T14">1.Project Title: </text:span>WBSSDG (West Bengal State Service Delivery Gateway)</text:p>
      <text:p text:style-name="Standard"><text:span text:style-name="T14">Central Application: </text:span>URL: https://eservices.wb.gov.in/centralsp/login.seam</text:p>
      <text:p text:style-name="Standard"><text:span text:style-name="T14">Citizen Application:</text:span><text:span text:style-name="T3"> </text:span>URL: https://eservices.wb.gov.in/</text:p>
      <text:p text:style-name="Standard"><text:span text:style-name="T14">Technologies used:</text:span><text:span text:style-name="T3"> </text:span>JSF, EJB , Jboss Seam, Hibernate, PostgresSql</text:p>
      <text:p text:style-name="Standard"><text:span text:style-name="T14">Web Service:</text:span> Soap</text:p>
      <text:p text:style-name="Standard"><text:span text:style-name="T14">Brief Description:</text:span>Different department is there in citizen application like School education</text:p>
      <text:p text:style-name="Standard">department,Technical education department,Forest department,Fire &amp; Emergency</text:p>
      <text:p text:style-name="Standard">department.Citizen application has been submitted to central application through web</text:p>
      <text:p text:style-name="Standard">service.Depatment users have their own login credential they login their central application to view</text:p>
      <text:p text:style-name="Standard">the application that submitted by citizen in their own inbox and processed the applications.</text:p>
      <text:p text:style-name="Standard"/>
      <text:p text:style-name="Standard"><text:span text:style-name="T1">Former company (Duration-Mar'15-Oct'16): </text:span><text:span text:style-name="T2">ObjectSol Technologies pvt ltd.</text:span></text:p>
      <text:p text:style-name="Standard"><text:span text:style-name="T14">Project Title: </text:span>Data Mapping and Analytics (Web Application)</text:p>
      <text:p text:style-name="Standard"><text:span text:style-name="T14">Technologies Used :</text:span> J2EE,MySQL,ajax,css,jquery,hadoop,goJs,HTML,R studio</text:p>
      <text:p text:style-name="Standard"><text:span text:style-name="T14">Project Title: </text:span>Google App Engine Backend( RestFull WebService)</text:p>
      <text:p text:style-name="Standard"><text:span text:style-name="T14">Technologies Used : </text:span><text:span text:style-name="T10">Java</text:span><text:span text:style-name="T11"> </text:span>REST, Google Colud sql, Google Cloud datastore.</text:p>
      <text:p text:style-name="Standard"/>
      <text:p text:style-name="P1">Educational qualification: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Examination</text:p>
          </table:table-cell>
          <table:table-cell table:style-name="Table1.A1" office:value-type="string">
            <text:p text:style-name="P4">Year of</text:p>
            <text:p text:style-name="P4">Passing</text:p>
          </table:table-cell>
          <table:table-cell table:style-name="Table1.A1" office:value-type="string">
            <text:p text:style-name="P4">Board/Institute Name</text:p>
          </table:table-cell>
          <table:table-cell table:style-name="Table1.A1" office:value-type="string">
            <text:p text:style-name="P4">Percentage</text:p>
            <text:p text:style-name="P4">Secured</text:p>
          </table:table-cell>
          <table:table-cell table:style-name="Table1.E1" office:value-type="string">
            <text:p text:style-name="P4">Regualar/ Part</text:p>
            <text:p text:style-name="P4">Time/Correspondence/Distance</text:p>
          </table:table-cell>
        </table:table-row>
        <table:table-row>
          <table:table-cell table:style-name="Table1.A2" office:value-type="string">
            <text:p text:style-name="P5">Graduation</text:p>
          </table:table-cell>
          <table:table-cell table:style-name="Table1.A2" office:value-type="string">
            <text:p text:style-name="P5">2014</text:p>
          </table:table-cell>
          <table:table-cell table:style-name="Table1.C2" office:value-type="string">
            <text:p text:style-name="P5">West Bengal University Of</text:p>
            <text:p text:style-name="P5">Technology</text:p>
          </table:table-cell>
          <table:table-cell table:style-name="Table1.C2" office:value-type="string">
            <text:p text:style-name="P5">7.92</text:p>
          </table:table-cell>
          <table:table-cell table:style-name="Table1.E2" office:value-type="string">
            <text:p text:style-name="P5">Regular</text:p>
          </table:table-cell>
        </table:table-row>
        <table:table-row>
          <table:table-cell table:style-name="Table1.A2" office:value-type="string">
            <text:p text:style-name="Table_20_Contents"><text:s text:c="7"/>Class XII</text:p>
          </table:table-cell>
          <table:table-cell table:style-name="Table1.A2" office:value-type="string">
            <text:p text:style-name="Table_20_Contents"><text:s text:c="9"/>2009</text:p>
          </table:table-cell>
          <table:table-cell table:style-name="Table1.C2" office:value-type="string">
            <text:p text:style-name="Table_20_Contents">West Bengal Board Of Higher</text:p>
            <text:p text:style-name="Table_20_Contents">Secondary Education</text:p>
          </table:table-cell>
          <table:table-cell table:style-name="Table1.A2" office:value-type="string">
            <text:p text:style-name="Table_20_Contents"><text:s text:c="14"/>78</text:p>
          </table:table-cell>
          <table:table-cell table:style-name="Table1.E2" office:value-type="string">
            <text:p text:style-name="Table_20_Contents"><text:s text:c="7"/>Regular</text:p>
          </table:table-cell>
        </table:table-row>
        <table:table-row>
          <table:table-cell table:style-name="Table1.A2" office:value-type="string">
            <text:p text:style-name="Table_20_Contents"><text:s text:c="8"/>Class X</text:p>
          </table:table-cell>
          <table:table-cell table:style-name="Table1.A2" office:value-type="string">
            <text:p text:style-name="Table_20_Contents"><text:s text:c="9"/>2007</text:p>
          </table:table-cell>
          <table:table-cell table:style-name="Table1.C2" office:value-type="string">
            <text:p text:style-name="Table_20_Contents">West Bengal Board Of</text:p>
            <text:p text:style-name="Table_20_Contents">Secondary Education</text:p>
          </table:table-cell>
          <table:table-cell table:style-name="Table1.A2" office:value-type="string">
            <text:p text:style-name="Table_20_Contents"><text:s text:c="13"/>69</text:p>
          </table:table-cell>
          <table:table-cell table:style-name="Table1.E2" office:value-type="string">
            <text:p text:style-name="Table_20_Contents"><text:s text:c="7"/>Regular</text:p>
          </table:table-cell>
        </table:table-row>
      </table:table>
      <text:p text:style-name="Standard"/>
      <text:p text:style-name="Standard"/>
      <text:p text:style-name="P1">Personal Details:</text:p>
      <text:p text:style-name="Standard"><text:span text:style-name="T9">Name: </text:span>Kousik Dolui</text:p>
      <text:p text:style-name="Standard"><text:span text:style-name="T9">Language Known : </text:span>English, Hindi, Bengali</text:p>
      <text:p text:style-name="Standard"><text:span text:style-name="T9">Updated: </text:span><text:span text:style-name="T13"><text:s/>14/01/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8-10T22:06:22.290261601</meta:creation-date>
    <dc:date>2020-01-20T12:56:56.03</dc:date>
    <meta:editing-duration>PT52M26S</meta:editing-duration>
    <meta:editing-cycles>19</meta:editing-cycles>
    <meta:generator>OpenOffice/4.1.7$Win32 OpenOffice.org_project/417m1$Build-9800</meta:generator>
    <meta:document-statistic meta:table-count="1" meta:image-count="0" meta:object-count="0" meta:page-count="2" meta:paragraph-count="70" meta:word-count="288" meta:character-count="2508"/>
  </office:meta>
</office:document-meta>
</file>